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6070000036F4E2A023A6223F767.png" manifest:media-type="image/png"/>
  <manifest:file-entry manifest:full-path="Pictures/10000001000005860000031EA683C9E985F0A40A.png" manifest:media-type="image/png"/>
  <manifest:file-entry manifest:full-path="Pictures/10000001000005860000031E342E2F5FDEF62C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ge_5f_front_5f_user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6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9.449cm" fo:min-width="11.93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8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08cm" fo:min-width="6.587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501cm" fo:min-width="10.84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05cm" fo:min-width="0.95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24" style:family="graphic" style:parent-style-name="standard">
      <style:graphic-properties svg:stroke-color="#000000" draw:fill-color="#333333" draw:textarea-horizontal-align="justify" draw:textarea-vertical-align="middle" draw:auto-grow-height="false" fo:min-height="0.537cm" fo:min-width="3.432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2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9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072cm" fo:min-width="0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fill-color="#729fcf" loext:fill-use-slide-background="false" draw:textarea-horizontal-align="justify" draw:textarea-vertical-align="middle" draw:auto-grow-height="false" fo:min-height="2.005cm" fo:min-width="5.079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1.3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5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64cm" fo:min-width="8.204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3cm"/>
      <style:paragraph-properties style:writing-mode="lr-tb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22cm" fo:min-width="8.204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1.9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88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  <style:paragraph-properties style:writing-mode="lr-tb"/>
    </style:style>
    <style:style style:name="gr44" style:family="graphic" style:parent-style-name="standard">
      <style:graphic-properties svg:stroke-color="#666666" draw:fill-color="#666666" draw:textarea-horizontal-align="justify" draw:textarea-vertical-align="middle" draw:auto-grow-height="false" fo:min-height="0.643cm" fo:min-width="3.4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7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3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1.263cm" fo:min-width="13.288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9cm"/>
      <style:paragraph-properties style:writing-mode="lr-tb"/>
    </style:style>
    <style:style style:name="gr51" style:family="graphic" style:parent-style-name="standard">
      <style:graphic-properties draw:stroke-linejoin="none" svg:stroke-linecap="square" draw:textarea-horizontal-align="justify" draw:textarea-vertical-align="middle" draw:auto-grow-height="false" fo:min-height="0.034cm" fo:min-width="2.23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6.385cm" style:use-optimal-column-width="false"/>
    </style:style>
    <style:style style:name="co2" style:family="table-column">
      <style:table-column-properties style:column-width="4.872cm" style:use-optimal-column-width="false"/>
    </style:style>
    <style:style style:name="co3" style:family="table-column">
      <style:table-column-properties style:column-width="7.365cm" style:use-optimal-column-width="false"/>
    </style:style>
    <style:style style:name="co4" style:family="table-column">
      <style:table-column-properties style:column-width="7.368cm" style:use-optimal-column-width="false"/>
    </style:style>
    <style:style style:name="co5" style:family="table-column">
      <style:table-column-properties style:column-width="3.161cm" style:use-optimal-column-width="false"/>
    </style:style>
    <style:style style:name="co6" style:family="table-column">
      <style:table-column-properties style:column-width="4.05cm" style:use-optimal-column-width="false"/>
    </style:style>
    <style:style style:name="co7" style:family="table-column">
      <style:table-column-properties style:column-width="2.283cm" style:use-optimal-column-width="false"/>
    </style:style>
    <style:style style:name="ro1" style:family="table-row">
      <style:table-row-properties style:row-height="1.294cm" style:use-optimal-row-height="false"/>
    </style:style>
    <style:style style:name="ro2" style:family="table-row">
      <style:table-row-properties style:row-height="1.293cm" style:use-optimal-row-height="false"/>
    </style:style>
    <style:style style:name="ro3" style:family="table-row">
      <style:table-row-properties style:row-height="1.437cm" style:use-optimal-row-height="false"/>
    </style:style>
    <style:style style:name="ro4" style:family="table-row">
      <style:table-row-properties style:row-height="1.44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0.972cm" style:use-optimal-row-height="false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8pt" fo:background-color="transparen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0000" loext:opacity="100%" fo:font-size="18pt"/>
    </style:style>
    <style:style style:name="T3" style:family="text">
      <style:text-properties fo:color="#dddddd" loext:opacity="100%" fo:font-size="18pt"/>
    </style:style>
    <style:style style:name="T4" style:family="text">
      <style:text-properties fo:color="#dddddd" loext:opacity="100%"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color="#ff0000" loext:opacity="100%" fo:font-size="18pt" fo:background-color="transparent"/>
    </style:style>
    <style:style style:name="T7" style:family="text">
      <style:text-properties fo:color="#cccccc" loext:opacity="100%"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ddddd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856cm" svg:height="0.725cm" svg:x="23cm" svg:y="0.275cm">
          <draw:text-box>
            <text:p><text:span text:style-name="T1">{User name}</text:span></text:p>
          </draw:text-box>
        </draw:frame>
        <draw:frame draw:style-name="gr2" draw:text-style-name="P2" draw:layer="layout" svg:width="9.769cm" svg:height="2.384cm" svg:x="1cm" svg:y="11.482cm">
          <draw:text-box>
            <text:p><text:span text:style-name="T2">Front Page, when logged in</text:span></text:p>
            <text:p><text:span text:style-name="T2"/></text:p>
            <text:p><text:span text:style-name="T2">keep student pages as is for now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2T1">
        <office:forms form:automatic-focus="false" form:apply-design-mode="false"/>
        <draw:frame draw:style-name="gr4" draw:text-style-name="P1" draw:layer="layout" svg:width="2.788cm" svg:height="0.725cm" svg:x="22.712cm" svg:y="0.275cm">
          <draw:text-box>
            <text:p><text:span text:style-name="T1">{user name}</text:span></text:p>
          </draw:text-box>
        </draw:frame>
        <draw:frame draw:style-name="gr5" draw:text-style-name="P4" draw:layer="layout" svg:width="6.5cm" svg:height="1.462cm" svg:x="2cm" svg:y="0.2cm">
          <draw:text-box>
            <text:p><text:span text:style-name="T3">{Page title}</text:span></text:p>
          </draw:text-box>
        </draw:frame>
        <draw:frame draw:style-name="gr6" draw:text-style-name="P2" draw:layer="layout" svg:width="9.5cm" svg:height="0.962cm" svg:x="1.777cm" svg:y="13.441cm">
          <draw:text-box>
            <text:p><text:span text:style-name="T2">Teacher front Page</text:span></text:p>
          </draw:text-box>
        </draw:frame>
        <draw:frame draw:style-name="gr7" draw:text-style-name="P5" draw:layer="layout" svg:width="3.495cm" svg:height="0.725cm" svg:x="7.8cm" svg:y="0.275cm">
          <draw:text-box>
            <text:p><text:span text:style-name="T4">{Submit project}</text:span></text:p>
          </draw:text-box>
        </draw:frame>
        <draw:frame draw:style-name="standard" draw:layer="layout" svg:width="11.256cm" svg:height="5.048cm" svg:x="7.747cm" svg:y="3.527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blue3">
              <table:table-cell>
                <text:p><text:span text:style-name="T5">Title Project 1</text:span></text:p>
              </table:table-cell>
              <table:table-cell>
                <text:p><text:span text:style-name="T5">view/change properties</text:span></text:p>
              </table:table-cell>
            </table:table-row>
            <table:table-row table:style-name="ro1" table:default-cell-style-name="blue2">
              <table:table-cell>
                <text:p><text:span text:style-name="T5">Title Project 2</text:span></text:p>
              </table:table-cell>
              <table:table-cell>
                <text:p><text:span text:style-name="T5">view/change properties</text:span></text:p>
              </table:table-cell>
            </table:table-row>
            <table:table-row table:style-name="ro2" table:default-cell-style-name="blue1">
              <table:table-cell>
                <text:p><text:span text:style-name="T5">Title Project 3</text:span></text:p>
              </table:table-cell>
              <table:table-cell>
                <text:p><text:span text:style-name="T5">view/change properti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2cm" svg:height="0.725cm" svg:x="6.1cm" svg:y="0.3cm">
          <draw:text-box>
            <text:p><text:span text:style-name="T4">{home}</text:span></text:p>
          </draw:text-box>
        </draw:frame>
        <draw:frame draw:style-name="gr9" draw:text-style-name="P6" draw:layer="layout" svg:width="3.774cm" svg:height="0.725cm" svg:x="11.323cm" svg:y="0.266cm">
          <draw:text-box>
            <text:p><text:span text:style-name="T4">{view all projects}</text:span></text:p>
          </draw:text-box>
        </draw:frame>
        <draw:frame draw:style-name="gr10" draw:text-style-name="P5" draw:layer="layout" svg:width="4.644cm" svg:height="1.027cm" svg:x="7.856cm" svg:y="2.5cm">
          <draw:text-box>
            <text:p><text:span text:style-name="T5">Your project(s)</text:span></text:p>
          </draw:text-box>
        </draw:frame>
        <draw:frame draw:style-name="gr11" draw:text-style-name="P6" draw:layer="layout" svg:width="4.418cm" svg:height="0.725cm" svg:x="15cm" svg:y="0.2cm">
          <draw:text-box>
            <text:p><text:span text:style-name="T4">{results of allocation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2T1">
        <office:forms form:automatic-focus="false" form:apply-design-mode="false"/>
        <draw:frame draw:style-name="gr5" draw:text-style-name="P4" draw:layer="layout" svg:width="6.5cm" svg:height="1.462cm" svg:x="2cm" svg:y="0.2cm">
          <draw:text-box>
            <text:p><text:span text:style-name="T3">{Page title}</text:span></text:p>
          </draw:text-box>
        </draw:frame>
        <draw:frame draw:style-name="gr5" draw:text-style-name="P4" draw:layer="layout" svg:width="6.5cm" svg:height="1.462cm" svg:x="2cm" svg:y="0.2cm">
          <draw:text-box>
            <text:p><text:span text:style-name="T3">{Page title}</text:span></text:p>
          </draw:text-box>
        </draw:frame>
        <draw:frame draw:style-name="gr8" draw:text-style-name="P6" draw:layer="layout" svg:width="2cm" svg:height="0.725cm" svg:x="6.1cm" svg:y="0.301cm">
          <draw:text-box>
            <text:p><text:span text:style-name="T4">{home}</text:span></text:p>
          </draw:text-box>
        </draw:frame>
        <draw:frame draw:style-name="gr7" draw:text-style-name="P5" draw:layer="layout" svg:width="3.495cm" svg:height="0.725cm" svg:x="7.801cm" svg:y="0.276cm">
          <draw:text-box>
            <text:p><text:span text:style-name="T4">{Submit project}</text:span></text:p>
          </draw:text-box>
        </draw:frame>
        <draw:frame draw:style-name="gr9" draw:text-style-name="P6" draw:layer="layout" svg:width="3.774cm" svg:height="0.725cm" svg:x="11.323cm" svg:y="0.267cm">
          <draw:text-box>
            <text:p><text:span text:style-name="T4">{view all projects}</text:span></text:p>
          </draw:text-box>
        </draw:frame>
        <draw:frame draw:style-name="gr11" draw:text-style-name="P6" draw:layer="layout" svg:width="4.418cm" svg:height="0.725cm" svg:x="15cm" svg:y="0.201cm">
          <draw:text-box>
            <text:p><text:span text:style-name="T4">{results of allocation}</text:span></text:p>
          </draw:text-box>
        </draw:frame>
        <draw:frame draw:style-name="gr4" draw:text-style-name="P1" draw:layer="layout" svg:width="2.788cm" svg:height="0.725cm" svg:x="22.712cm" svg:y="0.276cm">
          <draw:text-box>
            <text:p><text:span text:style-name="T1">{user name}</text:span></text:p>
          </draw:text-box>
        </draw:frame>
        <draw:frame draw:style-name="gr12" draw:text-style-name="P7" draw:layer="layout" svg:width="5.747cm" svg:height="0.962cm" svg:x="3.047cm" svg:y="14.085cm">
          <draw:text-box>
            <text:p><text:span text:style-name="T6">Teacher user page</text:span></text:p>
          </draw:text-box>
        </draw:frame>
        <draw:custom-shape draw:style-name="gr13" draw:text-style-name="P8" draw:layer="layout" svg:width="12.464cm" svg:height="9.733cm" svg:x="6.092cm" svg:y="1.504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8.359cm" svg:height="3.095cm" svg:x="8.467cm" svg:y="4.985cm">
          <draw:text-box>
            <text:p><text:span text:style-name="T5">User settings</text:span></text:p>
            <text:p><text:span text:style-name="T5">such as capacity,</text:span></text:p>
            <text:p><text:span text:style-name="T5">Default visibility for projects,</text:span></text:p>
            <text:p><text:span text:style-name="T5">...</text:span></text:p>
          </draw:text-box>
        </draw:frame>
        <draw:frame draw:style-name="gr15" draw:text-style-name="P5" draw:layer="layout" svg:width="11.559cm" svg:height="0.962cm" svg:x="2.354cm" svg:y="12.621cm">
          <draw:text-box>
            <text:p><text:span text:style-name="T5">{Link to admin email for questions/help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2T1">
        <office:forms form:automatic-focus="false" form:apply-design-mode="false"/>
        <draw:frame draw:style-name="gr16" draw:text-style-name="P2" draw:layer="layout" svg:width="7.402cm" svg:height="0.962cm" svg:x="2.058cm" svg:y="13.689cm">
          <draw:text-box>
            <text:p><text:span text:style-name="T2">Project submission page</text:span></text:p>
          </draw:text-box>
        </draw:frame>
        <draw:custom-shape draw:style-name="gr17" draw:text-style-name="P8" draw:layer="layout" svg:width="7.121cm" svg:height="0.792cm" svg:x="5.895cm" svg:y="3.0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1.375cm" svg:height="5.785cm" svg:x="5.875cm" svg:y="8.5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484cm" svg:height="0.789cm" svg:x="5.914cm" svg:y="4.0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.484cm" svg:height="0.789cm" svg:x="5.896cm" svg:y="5.087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1.852cm" svg:height="0.962cm" svg:x="4.043cm" svg:y="2.877cm">
          <draw:text-box>
            <text:p><text:span text:style-name="T5">Title:</text:span></text:p>
          </draw:text-box>
        </draw:frame>
        <draw:frame draw:style-name="gr21" draw:text-style-name="P5" draw:layer="layout" svg:width="3.698cm" svg:height="0.962cm" svg:x="2.216cm" svg:y="3.925cm">
          <draw:text-box>
            <text:p><text:span text:style-name="T5">No. Teams:</text:span></text:p>
          </draw:text-box>
        </draw:frame>
        <draw:frame draw:style-name="gr22" draw:text-style-name="P5" draw:layer="layout" svg:width="5.654cm" svg:height="0.962cm" svg:x="0.242cm" svg:y="4.914cm">
          <draw:text-box>
            <text:p><text:span text:style-name="T5">Students pr. team:</text:span></text:p>
          </draw:text-box>
        </draw:frame>
        <draw:frame draw:style-name="gr23" draw:text-style-name="P5" draw:layer="layout" svg:width="3.529cm" svg:height="0.962cm" svg:x="2.346cm" svg:y="8.584cm">
          <draw:text-box>
            <text:p><text:span text:style-name="T5">Desription:</text:span></text:p>
          </draw:text-box>
        </draw:frame>
        <draw:custom-shape draw:style-name="gr24" draw:text-style-name="P9" draw:layer="layout" svg:width="4.016cm" svg:height="0.871cm" svg:x="5.889cm" svg:y="14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0.04cm" svg:height="0.001cm" svg:x="21.483cm" svg:y="12.9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1.924cm" svg:height="0.763cm" svg:x="6.898cm" svg:y="14.662cm">
          <draw:text-box>
            <text:p><text:span text:style-name="T7">Submit</text:span></text:p>
          </draw:text-box>
        </draw:frame>
        <draw:frame draw:style-name="gr27" draw:text-style-name="P12" draw:layer="layout" svg:width="3.939cm" svg:height="0.962cm" svg:x="1.84cm" svg:y="5.895cm">
          <draw:text-box>
            <text:p>Available to:</text:p>
          </draw:text-box>
        </draw:frame>
        <draw:custom-shape draw:style-name="gr28" draw:text-style-name="P8" draw:layer="layout" svg:width="0.435cm" svg:height="0.356cm" svg:x="6.014cm" svg:y="6.1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435cm" svg:height="0.356cm" svg:x="6.014cm" svg:y="6.7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435cm" svg:height="0.356cm" svg:x="6.014cm" svg:y="7.3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579cm" svg:height="2.255cm" svg:x="5.9cm" svg:y="6.014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8.461cm" svg:height="0.962cm" svg:x="13.432cm" svg:y="6.409cm">
          <draw:text-box>
            <text:p>Scrollable list of checkboxes</text:p>
          </draw:text-box>
        </draw:frame>
        <draw:custom-shape draw:style-name="gr31" draw:text-style-name="P10" draw:layer="layout" svg:width="2.097cm" svg:height="0.336cm" svg:x="11.474cm" svg:y="6.8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14" draw:layer="layout" svg:width="1.967cm" svg:height="0.725cm" svg:x="6.664cm" svg:y="6.073cm">
          <draw:text-box>
            <text:p><text:span text:style-name="T8">institute</text:span></text:p>
          </draw:text-box>
        </draw:frame>
        <draw:frame draw:style-name="gr32" draw:text-style-name="P14" draw:layer="layout" svg:width="1.967cm" svg:height="0.725cm" svg:x="6.665cm" svg:y="6.574cm">
          <draw:text-box>
            <text:p><text:span text:style-name="T8">institute</text:span></text:p>
          </draw:text-box>
        </draw:frame>
        <draw:frame draw:style-name="gr33" draw:text-style-name="P12" draw:layer="layout" svg:width="1.035cm" svg:height="0.962cm" svg:x="6.723cm" svg:y="6.996cm">
          <draw:text-box>
            <text:p>..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2T1">
        <office:forms form:automatic-focus="false" form:apply-design-mode="false"/>
        <draw:frame draw:style-name="standard" draw:layer="layout" svg:width="14.732cm" svg:height="14.372cm" svg:x="6.35cm" svg:y="1.38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2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1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2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1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2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1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2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3" table:default-cell-style-name="gray1">
              <table:table-cell>
                <text:p><text:span text:style-name="T5">Project title</text:span></text:p>
              </table:table-cell>
              <table:table-cell>
                <text:p><text:span text:style-name="T5">Teacher</text:span></text:p>
              </table:table-cell>
            </table:table-row>
            <table:table-row table:style-name="ro4" table:default-cell-style-name="gray2">
              <table:table-cell>
                <text:p><text:span text:style-name="T5">...</text:span></text:p>
              </table:table-cell>
              <table:table-cell>
                <text:p><text:span text:style-name="T5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4" draw:text-style-name="P2" draw:layer="layout" svg:width="8.465cm" svg:height="1.673cm" svg:x="0.08cm" svg:y="13.907cm">
          <draw:text-box>
            <text:p><text:span text:style-name="T2">Overview of all projects</text:span></text:p>
            <text:p><text:span text:style-name="T2">Could be kept as the curr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2T1">
        <office:forms form:automatic-focus="false" form:apply-design-mode="false"/>
        <draw:custom-shape draw:style-name="gr35" draw:text-style-name="P8" draw:layer="layout" svg:width="8.704cm" svg:height="0.89cm" svg:x="4.214cm" svg:y="1.465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8.143cm" svg:height="0.962cm" svg:x="4.214cm" svg:y="1.465cm">
          <draw:text-box>
            <text:p><text:span text:style-name="T5">Dropdown to select version</text:span></text:p>
          </draw:text-box>
        </draw:frame>
        <draw:custom-shape draw:style-name="gr37" draw:text-style-name="P15" draw:layer="layout" svg:width="0.356cm" svg:height="0.396cm" draw:transform="rotate (-3.14159265358979) translate (12.779cm 2.0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15.815cm" svg:height="5.57cm" svg:x="3.967cm" svg:y="6.089cm">
          <table:table table:template-name="blu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5" table:default-cell-style-name="blue3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blu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8" draw:text-style-name="P8" draw:layer="layout" svg:width="8.704cm" svg:height="0.772cm" svg:x="4.234cm" svg:y="2.5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356cm" svg:height="0.396cm" draw:transform="rotate (-3.14159265358979) translate (12.779cm 3.1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5" draw:layer="layout" svg:width="7.475cm" svg:height="0.962cm" svg:x="4.214cm" svg:y="2.427cm">
          <draw:text-box>
            <text:p><text:span text:style-name="T5">Dropdown to select table</text:span></text:p>
          </draw:text-box>
        </draw:frame>
        <draw:custom-shape draw:style-name="gr40" draw:text-style-name="P10" draw:layer="layout" svg:width="2.809cm" svg:height="0.218cm" svg:x="13.215cm" svg:y="2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5" draw:layer="layout" svg:width="6.386cm" svg:height="3.806cm" svg:x="17.111cm" svg:y="2.137cm">
          <draw:text-box>
            <text:p><text:span text:style-name="T5">Tables includes:</text:span></text:p>
            <text:p><text:span text:style-name="T5">Advisor stats,</text:span></text:p>
            <text:p><text:span text:style-name="T5">Projects allocated to,</text:span></text:p>
            <text:p><text:span text:style-name="T5">Student stats,</text:span></text:p>
            <text:p><text:span text:style-name="T5">...</text:span></text:p>
          </draw:text-box>
        </draw:frame>
        <draw:frame draw:style-name="gr42" draw:text-style-name="P5" draw:layer="layout" svg:width="9.303cm" svg:height="0.962cm" svg:x="4.095cm" svg:y="5.143cm">
          <draw:text-box>
            <text:p><text:span text:style-name="T5">Table is sortable on all columns</text:span></text:p>
          </draw:text-box>
        </draw:frame>
        <draw:frame draw:style-name="gr43" draw:text-style-name="P2" draw:layer="layout" svg:width="7.754cm" svg:height="0.962cm" svg:x="0.653cm" svg:y="14.284cm">
          <draw:text-box>
            <text:p><text:span text:style-name="T2">Results of allocation page</text:span></text:p>
          </draw:text-box>
        </draw:frame>
        <draw:custom-shape draw:style-name="gr44" draw:text-style-name="P16" draw:layer="layout" svg:width="4.095cm" svg:height="0.989cm" svg:x="4.214cm" svg:y="12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6" draw:layer="layout" svg:width="3.173cm" svg:height="0.725cm" svg:x="4.53cm" svg:y="12.72cm">
          <draw:text-box>
            <text:p><text:span text:style-name="T4">Try alternativ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1" presentation:presentation-page-layout-name="AL2T1">
        <office:forms form:automatic-focus="false" form:apply-design-mode="false"/>
        <draw:frame draw:style-name="gr6" draw:text-style-name="P2" draw:layer="layout" svg:width="9.5cm" svg:height="0.962cm" svg:x="1.777cm" svg:y="13.441cm">
          <draw:text-box>
            <text:p><text:span text:style-name="T2">Admin Page</text:span></text:p>
          </draw:text-box>
        </draw:frame>
        <draw:frame draw:style-name="gr46" draw:text-style-name="P6" draw:layer="layout" svg:width="1.937cm" svg:height="0.725cm" svg:x="19.539cm" svg:y="0.233cm">
          <draw:text-box>
            <text:p><text:span text:style-name="T4">{admin}</text:span></text:p>
          </draw:text-box>
        </draw:frame>
        <draw:frame draw:style-name="gr47" draw:text-style-name="P6" draw:layer="layout" svg:width="4.181cm" svg:height="0.725cm" svg:x="-0.218cm" svg:y="2.138cm">
          <draw:text-box>
            <text:p><text:span text:style-name="T4">{users add/remove}</text:span></text:p>
          </draw:text-box>
        </draw:frame>
        <draw:custom-shape draw:style-name="gr48" draw:text-style-name="P8" draw:layer="layout" svg:width="13.788cm" svg:height="11.513cm" svg:x="6.35cm" svg:y="2.176cm">
          <text:p/>
          <draw:enhanced-geometry svg:viewBox="0 0 21600 21600" draw:type="rectangle" draw:enhanced-path="M 0 0 L 21600 0 21600 21600 0 21600 0 0 Z N"/>
        </draw:custom-shape>
        <draw:frame draw:style-name="gr49" draw:text-style-name="P12" draw:layer="layout" svg:width="9.908cm" svg:height="0.962cm" svg:x="7.893cm" svg:y="5.935cm">
          <draw:text-box>
            <text:p>Settings for given entry in sidebar</text:p>
          </draw:text-box>
        </draw:frame>
        <draw:frame draw:style-name="gr47" draw:text-style-name="P6" draw:layer="layout" svg:width="4.181cm" svg:height="0.725cm" svg:x="-0.218cm" svg:y="2.863cm">
          <draw:text-box>
            <text:p><text:span text:style-name="T4">{allocation process}</text:span></text:p>
          </draw:text-box>
        </draw:frame>
        <draw:frame draw:style-name="gr50" draw:text-style-name="P17" draw:layer="layout" svg:width="1.459cm" svg:height="0.962cm" svg:x="0.831cm" svg:y="3.641cm">
          <draw:text-box>
            <text:p><text:span text:style-name="T9">{...}</text:span></text:p>
          </draw:text-box>
        </draw:frame>
        <draw:custom-shape draw:style-name="gr51" draw:text-style-name="P10" draw:layer="layout" svg:width="3.123cm" svg:height="0.566cm" draw:transform="rotate (-1.22173047639603) translate (20.771cm 0.80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2" draw:layer="layout" svg:width="6.192cm" svg:height="2.557cm" svg:x="20.434cm" svg:y="3.996cm">
          <draw:text-box>
            <text:p>Only present when logged in user is administrator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860000031E342E2F5FDEF62CC9.png" xlink:type="simple" xlink:show="embed" xlink:actuate="onLoad"/>
    <draw:fill-image draw:name="background" xlink:href="Pictures/10000001000005860000031EA683C9E985F0A40A.png" xlink:type="simple" xlink:show="embed" xlink:actuate="onLoad"/>
    <draw:fill-image draw:name="page_5f_front_5f_user" draw:display-name="page_front_user" xlink:href="Pictures/10000001000006070000036F4E2A023A6223F76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a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29cm" svg:x="1.4cm" svg:y="0.628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1-title" draw:layer="backgroundobjects" svg:width="18.624cm" svg:height="10.476cm" svg:x="1.482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6:05:12.756450471</meta:creation-date>
    <dc:date>2023-02-08T13:14:34.301155228</dc:date>
    <meta:editing-duration>PT4H47M18S</meta:editing-duration>
    <meta:editing-cycles>8</meta:editing-cycles>
    <meta:generator>LibreOffice/7.4.5.1$Linux_X86_64 LibreOffice_project/40$Build-1</meta:generator>
    <meta:document-statistic meta:object-count="114"/>
  </office:meta>
</office:document-meta>
</file>